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paragraph-rsid="00167fbc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67fb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Uso de Estilos con CSS.</text:span></text:h>
      <text:p text:style-name="Text_20_body"><text:span text:style-name="Strong_20_Emphasis"/></text:p>
      <text:p text:style-name="Text_20_body"><text:span text:style-name="Strong_20_Emphasis">Ejemplo Práctico: Crear y Vincular Hojas de Estilo.</text:span></text:p>
      <text:p text:style-name="Text_20_body"><text:span text:style-name="Strong_20_Emphasis"/></text:p>
      <text:p text:style-name="P7">Archivo HTML:</text:p>
      <text:p text:style-name="P6">&lt;!DOCTYPE html&gt; </text:p>
      <text:p text:style-name="P6">&lt;html lang="es"&gt; </text:p>
      <text:p text:style-name="P6">&lt;head&gt; </text:p>
      <text:p text:style-name="P6">&lt;meta charset="UTF-8"&gt; </text:p>
      <text:p text:style-name="P6">&lt;title&gt;Ejemplo de CSS&lt;/title&gt; </text:p>
      <text:p text:style-name="P6">&lt;link rel="stylesheet" href="styles.css"&gt; </text:p>
      <text:p text:style-name="P6">&lt;/head&gt; </text:p>
      <text:p text:style-name="P6">&lt;body&gt; </text:p>
      <text:p text:style-name="P6">&lt;h1&gt;Hola Mundo&lt;/h1&gt; </text:p>
      <text:p text:style-name="P6">&lt;p&gt;Este es un párrafo de ejemplo.&lt;/p&gt; </text:p>
      <text:p text:style-name="P6">&lt;/body&gt; </text:p>
      <text:p text:style-name="P6">&lt;/html&gt;</text:p>
      <text:p text:style-name="P6"/>
      <text:p text:style-name="P7">Archivo CSS (styles.css):</text:p>
      <text:p text:style-name="Text_20_body">body { font-family: Arial, sans-serif; background-color: #f0f0f0; margin: 0; padding: 20px; }</text:p>
      <text:p text:style-name="P6">h1 { color: #</text:p>
      <text:p text:style-name="P6"><text:span text:style-name="T1">8</text:span>333; text-align: center; }</text:p>
      <text:p text:style-name="Text_20_body">p { color: #666; font-size: 18px; }</text:p>
      <text:p text:style-name="Text_20_body"><text:span text:style-name="Strong_20_Emphasis">Ejercicio Similar:</text:span></text:p>
      <text:list text:style-name="L1">
        <text:list-item>
          <text:p text:style-name="P1">Crea un archivo HTML y un archivo CSS.</text:p>
        </text:list-item>
        <text:list-item>
          <text:p text:style-name="P1">En el archivo HTML, incluye un título y un párrafo con texto.</text:p>
        </text:list-item>
        <text:list-item>
          <text:p text:style-name="P1">En el archivo CSS, aplica los siguientes estilos:</text:p>
          <text:list>
            <text:list-item>
              <text:p text:style-name="P1">Cambia la fuente del cuerpo a "Verdana".</text:p>
            </text:list-item>
            <text:list-item>
              <text:p text:style-name="P1">Establece el color de fondo del cuerpo a "#e0e0e0".</text:p>
            </text:list-item>
            <text:list-item>
              <text:p text:style-name="P1">Cambia el color del título a "#005f6b".</text:p>
            </text:list-item>
            <text:list-item>
              <text:p text:style-name="P1">Justifica el texto del párrafo.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3" text:outline-level="3"><text:soft-page-break/>2. <text:span text:style-name="Strong_20_Emphasis">Implantación de Contenido Multimedia</text:span></text:h>
      <text:p text:style-name="Text_20_body"><text:span text:style-name="Strong_20_Emphasis"/></text:p>
      <text:p text:style-name="Text_20_body"><text:span text:style-name="Strong_20_Emphasis">Ejemplo Práctico: Insertar y Optimizar Imágenes</text:span></text:p>
      <text:p text:style-name="P7">Archivo HTML:</text:p>
      <text:p text:style-name="P6">&lt;!DOCTYPE html&gt; </text:p>
      <text:p text:style-name="P6">&lt;html lang="es"&gt; </text:p>
      <text:p text:style-name="P6">&lt;head&gt; </text:p>
      <text:p text:style-name="P6">&lt;meta charset="UTF-8"&gt; </text:p>
      <text:p text:style-name="P6">&lt;title&gt;Ejemplo de Imágenes&lt;/title&gt;</text:p>
      <text:p text:style-name="P6"><text:s/>&lt;link rel="stylesheet" href="styles.css"&gt; </text:p>
      <text:p text:style-name="P6">&lt;/head&gt; </text:p>
      <text:p text:style-name="P6">&lt;body&gt;</text:p>
      <text:p text:style-name="P6"><text:s/>&lt;h1&gt;Galería de Imágenes&lt;/h1&gt; </text:p>
      <text:p text:style-name="P6">&lt;img src="imagen1.jpg" alt="Descripción de la imagen 1"&gt; </text:p>
      <text:p text:style-name="P6">&lt;img src="imagen2.png" alt="Descripción de la imagen 2"&gt;</text:p>
      <text:p text:style-name="P6"><text:s/>&lt;/body&gt; </text:p>
      <text:p text:style-name="P6">&lt;/html&gt;</text:p>
      <text:p text:style-name="P6"/>
      <text:p text:style-name="P7">Archivo CSS (styles.css):</text:p>
      <text:p text:style-name="Text_20_body">img { width: 300px; height: auto; border-radius: 8px; box-shadow: 0 0 10px rgba(0, 0, 0, 0.1); margin: 10px; }</text:p>
      <text:p text:style-name="Text_20_body"><text:span text:style-name="Strong_20_Emphasis">Ejercicio Similar:</text:span></text:p>
      <text:list text:style-name="L2">
        <text:list-item>
          <text:p text:style-name="P2">Busca dos imágenes en tu computadora y colócalas en la misma carpeta que tu archivo HTML.</text:p>
        </text:list-item>
        <text:list-item>
          <text:p text:style-name="P2">Crea un archivo HTML que incluya estas dos imágenes.</text:p>
        </text:list-item>
        <text:list-item>
          <text:p text:style-name="P2">Crea un archivo CSS que aplique los siguientes estilos:</text:p>
          <text:list>
            <text:list-item>
              <text:p text:style-name="P2">Establece el ancho de las imágenes a "200px".</text:p>
            </text:list-item>
            <text:list-item>
              <text:p text:style-name="P2">Añade un borde de 2px de color negro alrededor de las imágenes.</text:p>
            </text:list-item>
            <text:list-item>
              <text:p text:style-name="P2">Aplica un margen de "15px" entre las imágene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3. <text:span text:style-name="Strong_20_Emphasis">Integración de Contenido Interactivo</text:span></text:h>
      <text:p text:style-name="Text_20_body"><text:span text:style-name="Strong_20_Emphasis">Ejemplo Práctico: Crear un Botón Interactivo</text:span></text:p>
      <text:p text:style-name="P7">Archivo HTML:</text:p>
      <text:p text:style-name="P6">&lt;!DOCTYPE html&gt; </text:p>
      <text:p text:style-name="P6">&lt;html lang="es"&gt; </text:p>
      <text:p text:style-name="P6">&lt;head&gt;</text:p>
      <text:p text:style-name="P6"><text:s/>&lt;meta charset="UTF-8"&gt; </text:p>
      <text:p text:style-name="P6">&lt;title&gt;Botón Interactivo&lt;/title&gt; </text:p>
      <text:p text:style-name="P6">&lt;link rel="stylesheet" href="styles.css"&gt;</text:p>
      <text:p text:style-name="P6"><text:s/>&lt;/head&gt; </text:p>
      <text:p text:style-name="P6">&lt;body&gt;</text:p>
      <text:p text:style-name="P6"><text:s/>&lt;button id="miBoton"&gt;Haz clic aquí&lt;/button&gt; </text:p>
      <text:p text:style-name="P6">&lt;script src="scripts.js"&gt;</text:p>
      <text:p text:style-name="P6">&lt;/script&gt; </text:p>
      <text:p text:style-name="P6">&lt;/body&gt; </text:p>
      <text:p text:style-name="P6">&lt;/html&gt;</text:p>
      <text:p text:style-name="P6"/>
      <text:p text:style-name="P7">Archivo CSS (styles.css):</text:p>
      <text:p text:style-name="Text_20_body">button { background-color: #005f6b; color: #fff; padding: 10px 20px; border: none; border-radius: 4px; cursor: pointer; font-size: 16px; }</text:p>
      <text:p text:style-name="Text_20_body">button:hover { background-color: #007f91; }</text:p>
      <text:p text:style-name="Text_20_body">Archivo JavaScript (scripts.js):</text:p>
      <text:p text:style-name="Text_20_body">document.getElementById("miBoton").onclick = function() { alert("¡Botón clicado!"); };</text:p>
      <text:p text:style-name="Text_20_body"><text:span text:style-name="Strong_20_Emphasis">Ejercicio Similar:</text:span></text:p>
      <text:list xml:id="list2303183898" text:style-name="L3">
        <text:list-item>
          <text:p text:style-name="P3">Crea un archivo HTML con un botón.</text:p>
        </text:list-item>
        <text:list-item>
          <text:p text:style-name="P3">Crea un archivo CSS que aplique los siguientes estilos al botón:</text:p>
          <text:list>
            <text:list-item>
              <text:p text:style-name="P3">Color de fondo "#ff6600".</text:p>
            </text:list-item>
            <text:list-item>
              <text:p text:style-name="P3">Color de texto "#fff".</text:p>
            </text:list-item>
            <text:list-item>
              <text:p text:style-name="P3">Ancho "100px" y alto "40px".</text:p>
            </text:list-item>
            <text:list-item>
              <text:p text:style-name="P3">Estilo hover que cambie el color de fondo a "#ff9900".</text:p>
            </text:list-item>
          </text:list>
        </text:list-item>
        <text:list-item>
          <text:p text:style-name="P3">Crea un archivo JavaScript que muestre una alerta cuando el botón sea clicado.</text:p>
        </text:list-item>
      </text:list>
      <text:p text:style-name="Text_20_body"/>
      <text:p text:style-name="Text_20_body"/>
      <text:p text:style-name="Text_20_body"/>
      <text:list xml:id="list184744610444093" text:continue-numbering="true" text:style-name="L3">
        <text:list-header>
          <text:p text:style-name="P3"/>
        </text:list-header>
      </text:list>
      <text:h text:style-name="Heading_20_3" text:outline-level="3"><text:soft-page-break/>4. <text:span text:style-name="Strong_20_Emphasis">Frameworks Bootstrap y Tailwind CSS</text:span></text:h>
      <text:p text:style-name="Text_20_body"><text:span text:style-name="Strong_20_Emphasis">Ejemplo Práctico: Crear una Página con Bootstrap</text:span></text:p>
      <text:p text:style-name="P7">Archivo HTML:</text:p>
      <text:p text:style-name="P6">&lt;!DOCTYPE html&gt; </text:p>
      <text:p text:style-name="P6">&lt;html lang="es"&gt; </text:p>
      <text:p text:style-name="P6">&lt;head&gt; </text:p>
      <text:p text:style-name="P6">&lt;meta charset="UTF-8"&gt; </text:p>
      <text:p text:style-name="P6">&lt;title&gt;Ejemplo de Bootstrap&lt;/title&gt; </text:p>
      <text:p text:style-name="P6">&lt;link href="https://stackpath.bootstrapcdn.com/bootstrap/4.5.2/css/bootstrap.min.css" rel="stylesheet"&gt; </text:p>
      <text:p text:style-name="P6">&lt;/head&gt; </text:p>
      <text:p text:style-name="P6">&lt;body&gt; </text:p>
      <text:p text:style-name="P6">&lt;div class="container"&gt; </text:p>
      <text:p text:style-name="P6">&lt;h1 class="text-center"&gt;Bienvenido a Bootstrap&lt;/h1&gt; </text:p>
      <text:p text:style-name="P6">&lt;p class="text-justify"&gt;Este es un párrafo de ejemplo utilizando las clases de Bootstrap para estilizar el contenido.&lt;/p&gt; </text:p>
      <text:p text:style-name="P6">&lt;button class="btn btn-primary"&gt;Botón de Bootstrap&lt;/button&gt; </text:p>
      <text:p text:style-name="P6">&lt;/div&gt; </text:p>
      <text:p text:style-name="P6">&lt;script src="<text:a xlink:type="simple" xlink:href="https://code.jquery.com/jquery-3.5.1.slim.min.js" text:style-name="Internet_20_link" text:visited-style-name="Visited_20_Internet_20_Link">https://code.jquery.com/jquery-3.5.1.slim.min.js</text:a>"&gt;</text:p>
      <text:p text:style-name="P6">&lt;/script&gt;</text:p>
      <text:p text:style-name="P6"><text:s/>&lt;script src="<text:a xlink:type="simple" xlink:href="https://cdn.jsdelivr.net/npm/@popperjs/core@2.5.2/dist/umd/popper.min.js" text:style-name="Internet_20_link" text:visited-style-name="Visited_20_Internet_20_Link">https://cdn.jsdelivr.net/npm/@popperjs/core@2.5.2/dist/umd/popper.min.js</text:a>"&gt;</text:p>
      <text:p text:style-name="P6">&lt;/script&gt; </text:p>
      <text:p text:style-name="P6">&lt;script src="<text:a xlink:type="simple" xlink:href="https://stackpath.bootstrapcdn.com/bootstrap/4.5.2/js/bootstrap.min.js" text:style-name="Internet_20_link" text:visited-style-name="Visited_20_Internet_20_Link">https://stackpath.bootstrapcdn.com/bootstrap/4.5.2/js/bootstrap.min.js</text:a>"&gt;</text:p>
      <text:p text:style-name="P6">&lt;/script&gt; </text:p>
      <text:p text:style-name="P6">&lt;/body&gt; </text:p>
      <text:p text:style-name="P6">&lt;/html&gt;</text:p>
      <text:p text:style-name="Text_20_body"><text:span text:style-name="Strong_20_Emphasis">Ejercicio Similar:</text:span></text:p>
      <text:list xml:id="list2704684924" text:style-name="L4">
        <text:list-item>
          <text:p text:style-name="P4">Crea un archivo HTML que incluya la CDN de Bootstrap.</text:p>
        </text:list-item>
        <text:list-item>
          <text:p text:style-name="P4">Crea una estructura de contenedor (<text:span text:style-name="Source_20_Text">&lt;div class="container"&gt;</text:span>).</text:p>
        </text:list-item>
        <text:list-item>
          <text:p text:style-name="P4">Añade un título centrado usando las clases de Bootstrap.</text:p>
        </text:list-item>
        <text:list-item>
          <text:p text:style-name="P4">Añade un párrafo justificado usando las clases de Bootstrap.</text:p>
        </text:list-item>
        <text:list-item>
          <text:p text:style-name="P4">Añade un botón con la clase "btn btn-success".</text:p>
        </text:list-item>
      </text:list>
      <text:p text:style-name="Text_20_body"/>
      <text:p text:style-name="Text_20_body"/>
      <text:list xml:id="list184744130717386" text:continue-numbering="true" text:style-name="L4">
        <text:list-header>
          <text:p text:style-name="P4"/>
        </text:list-header>
      </text:list>
      <text:h text:style-name="Heading_20_3" text:outline-level="3"><text:soft-page-break/>5. <text:span text:style-name="Strong_20_Emphasis">Diseño de Webs Accesibles</text:span></text:h>
      <text:p text:style-name="Text_20_body"><text:span text:style-name="Strong_20_Emphasis">Ejemplo Práctico: Crear una Página Accesible</text:span></text:p>
      <text:p text:style-name="P7">Archivo HTML:</text:p>
      <text:p text:style-name="P6">&lt;!DOCTYPE html&gt; </text:p>
      <text:p text:style-name="P6">&lt;html lang="es"&gt; &lt;head&gt; &lt;meta charset="UTF-8"&gt; </text:p>
      <text:p text:style-name="P6">&lt;title&gt;Página Accesible&lt;/title&gt; &lt;link rel="stylesheet" href="styles.css"&gt; </text:p>
      <text:p text:style-name="P6">&lt;/head&gt; </text:p>
      <text:p text:style-name="P6">&lt;body&gt; &lt;nav&gt; &lt;ul&gt; &lt;li&gt;&lt;a href="#inicio"&gt;Inicio&lt;/a&gt;&lt;/li&gt; &lt;li&gt;&lt;a href="#sobre-mi"&gt;Sobre Mí&lt;/a&gt;&lt;/li&gt; &lt;li&gt;&lt;a href="#contacto"&gt;Contacto&lt;/a&gt;&lt;/li&gt; &lt;/ul&gt; &lt;/nav&gt; &lt;main&gt; &lt;section id="inicio"&gt; </text:p>
      <text:p text:style-name="P6">&lt;h1&gt;Bienvenido a Mi Página&lt;/h1&gt; </text:p>
      <text:p text:style-name="P6">&lt;p&gt;Este es un texto accesible con alto contraste.&lt;/p&gt; </text:p>
      <text:p text:style-name="P6">&lt;/section&gt; &lt;section id="sobre-mi"&gt; </text:p>
      <text:p text:style-name="P6">&lt;h2&gt;Sobre Mí&lt;/h2&gt; </text:p>
      <text:p text:style-name="P6">&lt;p&gt;Texto sobre mi información personal.&lt;/p&gt; </text:p>
      <text:p text:style-name="P6">&lt;/section&gt; &lt;section id="contacto"&gt; </text:p>
      <text:p text:style-name="P6">&lt;h2&gt;Contacto&lt;/h2&gt; </text:p>
      <text:p text:style-name="P6">&lt;p&gt;Información de contacto.&lt;/p&gt; </text:p>
      <text:p text:style-name="P6">&lt;/section&gt; </text:p>
      <text:p text:style-name="P6">&lt;/main&gt; </text:p>
      <text:p text:style-name="P6">&lt;footer&gt; </text:p>
      <text:p text:style-name="P6">&lt;p&gt;&amp;copy; 2024 Mi Página Accesible</text:p>
      <text:p text:style-name="P6">&lt;/p&gt; </text:p>
      <text:p text:style-name="P6">&lt;/footer&gt; </text:p>
      <text:p text:style-name="P6">&lt;/body&gt;</text:p>
      <text:p text:style-name="P6"><text:s/>&lt;/html&gt;</text:p>
      <text:p text:style-name="P6"/>
      <text:p text:style-name="Text_20_body"><text:span text:style-name="T2">Archivo CSS (styles.css)</text:span>:</text:p>
      <text:p text:style-name="Text_20_body">body { font-family: Arial, sans-serif; background-color: #f0f0f0; color: #000; margin: 0; padding: 0; }</text:p>
      <text:p text:style-name="Text_20_body">nav ul { list-style: none; padding: 0; display: flex; justify-content: space-around; background-color: #005f6b; }</text:p>
      <text:p text:style-name="Text_20_body">nav ul li { margin: 0; }</text:p>
      <text:p text:style-name="Text_20_body">nav ul li a { color: #fff; text-decoration: none; padding: 10px; }</text:p>
      <text:p text:style-name="Text_20_body">nav ul li a:focus { outline: 2px solid #ff0; }</text:p>
      <text:p text:style-name="Text_20_body">section { padding: 20px; margin: 20px 0; background-color: #fff; border-radius: 8px; box-shadow: 0 0 10px rgba(0, 0, 0, 0.1); }</text:p>
      <text:p text:style-name="Text_20_body"><text:span text:style-name="Strong_20_Emphasis">Ejercicio Similar:</text:span></text:p>
      <text:list text:style-name="L5">
        <text:list-item>
          <text:p text:style-name="P5"><text:soft-page-break/>Crea un archivo HTML que incluya una navegación, secciones de contenido y un pie de página.</text:p>
        </text:list-item>
        <text:list-item>
          <text:p text:style-name="P5">Aplica estilos accesibles en el archivo CSS:</text:p>
          <text:list>
            <text:list-item>
              <text:p text:style-name="P5">Asegura un alto contraste de colores entre el texto y el fondo.</text:p>
            </text:list-item>
            <text:list-item>
              <text:p text:style-name="P5">Usa unidades relativas como em y rem para tamaños de fuente.</text:p>
            </text:list-item>
            <text:list-item>
              <text:p text:style-name="P5">Aplica estilos de enfoque visibles para elementos interactivos como enlaces y botones.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1-28T11:20:18.26</meta:creation-date>
    <dc:date>2024-11-28T18:47:24.242834743</dc:date>
    <meta:editing-duration>PT7H5M30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6" meta:paragraph-count="149" meta:word-count="756" meta:character-count="5577" meta:non-whitespace-character-count="4930"/>
  </office:meta>
</office:document-meta>
</file>